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text-align="start" style:justify-single-word="false"/>
      <style:text-properties style:text-underline-style="solid" style:text-underline-width="auto" style:text-underline-color="font-color"/>
    </style:style>
    <style:style style:name="P4" style:family="paragraph" style:parent-style-name="Standard">
      <style:paragraph-properties fo:text-align="start" style:justify-single-word="false"/>
      <style:text-properties style:text-underline-style="none"/>
    </style:style>
    <style:style style:name="P5" style:family="paragraph" style:parent-style-name="Standard">
      <style:paragraph-properties fo:text-align="start" style:justify-single-word="false"/>
      <style:text-properties style:text-underline-style="none"/>
    </style:style>
    <style:style style:name="P6" style:family="paragraph" style:parent-style-name="Standard" style:list-style-name="L1">
      <style:paragraph-properties fo:text-align="start" style:justify-single-word="false"/>
      <style:text-properties style:text-underline-style="none"/>
    </style:style>
    <style:style style:name="P7" style:family="paragraph" style:parent-style-name="Standard" style:list-style-name="L2">
      <style:paragraph-properties fo:text-align="start" style:justify-single-word="false"/>
      <style:text-properties style:text-underline-style="none"/>
    </style:style>
    <style:style style:name="P8" style:family="paragraph" style:parent-style-name="Standard" style:list-style-name="L3">
      <style:paragraph-properties fo:text-align="start" style:justify-single-word="false"/>
      <style:text-properties style:text-underline-style="none"/>
    </style:style>
    <style:style style:name="T1" style:family="text">
      <style:text-properties style:text-underline-style="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Les lipides</text:p>
      <text:p text:style-name="P2"/>
      <text:p text:style-name="P4"><text:tab/>Il constituent un groupe très faste et très hétérogène, ils représentent 10 à 15% du poids sec des <text:s/>êtres vivants. Ils possèdent quelques points commun malgré leur diversité ils sont insolubles. Les lipides sont solubles dans les solvants organiques (alcool, benzène..). Ils ont un rôle énergétique donc des rôles fonctionnels, c'est une importante réserve d'énergie, certains vont jouer un rôle hormonale. Un rôle structural, ils rentrent dans la composition des membranes biologiques mais également dans le transport des lipides. Rôle d'isolant thermique mais aussi d'isolant, isolant électrique. Ils sont classés de la manière suivante: acides gras, les triglycérides, les phospholipides,céryde ,isoprene. <text:s/></text:p>
      <text:p text:style-name="P4"/>
      <text:p text:style-name="P3">I/Les acides gras:</text:p>
      <text:p text:style-name="P3"/>
      <text:p text:style-name="P3">1/Structures:</text:p>
      <text:p text:style-name="P3"/>
      <text:p text:style-name="P4">Ce sont les lipides les plus simples <text:s/>R-COOH une fonction carboxylique (acide), le radical est une longue chaine carbonée, une longue chaine aliphatique( carbone et hydrogène uniquement) ils ont un nombre de carbone toujours paire. Dans le raical il y aura un nombre de carbone impaire. La grande majorité des acides gras sont des acides gras entre 16 et 18 carbones. Selon leur structure n va disrtinguer plusieurs catégorie d'acides gras:</text:p>
      <text:p text:style-name="P4">-les AGS pour acides gras saturés, dans leur radical ils ne comportent pas de double liaison CnH2nO2 formule brute. Les deux plus connus sont C16 et C18. </text:p>
      <text:p text:style-name="P4"><text:tab/>-C16 s'appelle l'acide palmidique (huile de palme). <text:s/>CH3-(CH2)14-COOH</text:p>
      <text:p text:style-name="P4"><text:tab/>-C18 acide stéarique (CH3-(CH2)16-COOH</text:p>
      <text:p text:style-name="P4">-AGI insaturé ils possèdent une ou plusieurs doubles liaisons</text:p>
      <text:p text:style-name="P4"><text:tab/>-AGMI acide gras mono insaturé une seul double liaison. CnH2(n-2)O2. acide oléique il a 18 carbone avec une double liaison en position 9 CH3-(CH2)7-CH- -CH-(CH2)7-COOH</text:p>
      <text:p text:style-name="P4"><text:tab/>AGPI acide gars poly insaturé 2 ou plus. C18,2 acide linoléique <text:s/>C18,3 acide linolénique. C20,4 acide arachidonique. L'existence de double liaison leur confère une isomérie Z/E L'isomérie naturel est l'isomérie Z elle fait apparaître des coudes au niveau des doubles liaisons; Il est indipensable que notre alimentation apporte suffisamment de Z. Les E sont mauvais pour la santé, cancérigène, et cardi vasculaire. Lorsque l'on fait chauffer de l'huile à haute température isomérisation des Z en E.</text:p>
      <text:p text:style-name="P4"/>
      <text:p text:style-name="P3">2/Nomenclature:</text:p>
      <text:p text:style-name="P4">Il y a 4 nomenclatures fig 5-2 Un acide gras on peut lui donner un commun, nom systématique, on va surtout utiliser la nomenclature abrégée le nombre de carbone, le nombre de double liaison premier chiffre=nb de carbone et nombre de double liaison. Pour les insaturés le nb de double liaison est suivi en exposant de delta qui indique la position de la double liaioson. </text:p>
      <text:p text:style-name="P4">Pour les AGI: n:x^(delta y) <text:s/>n:x oméga y' <text:s/>oméga y est la position de la première double liaison à partir du groupement méthyl CH3. Les insaturés on les qualifie d'essentiel à la condition qu'ils soient Z.</text:p>
      <text:p text:style-name="P4"/>
      <text:p text:style-name="P4">3/Les propriétés:</text:p>
      <text:p text:style-name="P4"/>
      <text:p text:style-name="P4">-physique:</text:p>
      <text:p text:style-name="P3"><text:span text:style-name="T1">La solubilité, insoluble dans l'eau. Amphiphile R-COOH le radical est hydrophobe et cooh est hydrophyle dans l'eau les acides gras vont se mettre en surface le pole hydrphyle en contact avec l'eau et le pole hydrophobe en contact <text:s/>avec l'air ils vont s'organiser en mycéle lorsque l'on atteind le saturation de la surface concentration crtitique mycélaire, c'est une vésicule où les poles hydrobes se regroupent au centre. Dans certaines conditions les mycéles vont etre transformer en liposome, on a </text:span><text:soft-page-break/><text:span text:style-name="T1">une bicouche, l'intérieur de la chaine va être hydrophobe.</text:span></text:p>
      <text:p text:style-name="P4">Le point de fusion, il dépend de la longueur de la chaine carbonéé c'est à dire du nombre de carbones plus la chaine est longue plus le point de fusion est élévé. Mais le point de fusion dépend également du nb de double de liasiosn à nombre de carbone égale les doubles liaiosns font aisser le point de fusion. Ce qui explique pourquoi à température ambiante les graisses comme le beurre saturé sont solide alors que les huile insaturée sont liquides.</text:p>
      <text:p text:style-name="P4">Acide stéarique: 68,5°C oléique 16°C linolénique(2) -5°C linolénique (3) -11°C</text:p>
      <text:p text:style-name="P4"/>
      <text:p text:style-name="P4">-chimique:</text:p>
      <text:p text:style-name="P4">Les acides gras peuvent etre estérifié par des alcools. Les avides gras peuvent réaggir avec des bases fortes c'est ce que l'on appelle la salification.</text:p>
      <text:p text:style-name="P4">R-COOH + NaOH =H20 + R-COOH-, NA+</text:p>
      <text:p text:style-name="P4">R-COOH + KOH=H2O + R-COO-, K+ <text:s text:c="5"/>c'est deux sels sont des savons</text:p>
      <text:p text:style-name="P4"/>
      <text:p text:style-name="P4">-Propriétés des doubles liaisons (AGI):</text:p>
      <text:list xml:id="list175075556" text:style-name="L1">
        <text:list-item>
          <text:p text:style-name="P6">Hydrogénation:</text:p>
        </text:list-item>
      </text:list>
      <text:p text:style-name="P4">Il est possible de les hydrogéner et on obtiendra des saturés</text:p>
      <text:list xml:id="list1805614482" text:style-name="L2">
        <text:list-item>
          <text:p text:style-name="P7">Halogénation:</text:p>
        </text:list-item>
      </text:list>
      <text:p text:style-name="P4">R'-CH- <text:s/>-CH-R''+ X2 = R'-CH-CH-R''</text:p>
      <text:p text:style-name="P4"><text:tab/><text:tab/><text:tab/> <text:s text:c="8"/>X <text:s text:c="4"/>X</text:p>
      <text:list xml:id="list87040750" text:style-name="L3">
        <text:list-item>
          <text:p text:style-name="P8">Oxydation: </text:p>
        </text:list-item>
      </text:list>
      <text:p text:style-name="P4">il est possible d'oxyder par les doubles liaisons grace au permanganate ou à l'ozone.</text:p>
      <text:p text:style-name="P4">R'-CH- -CH-R'' = R'- cooh <text:s/>+ COOH-R' identification (en laboratoire)</text:p>
      <text:p text:style-name="P4">Rancissement (phénomène naturel et lent) qui va libérer des radicaux libres ce qui dangeureux pour l'ADN.</text:p>
      <text:p text:style-name="P4"/>
      <text:p text:style-name="P3">4/Les dérivés d'acides gras:</text:p>
      <text:p text:style-name="P3"/>
      <text:p text:style-name="P4">L'un des dérivé les plus connu sont les prostaglandine ce qui les caractérise c'est la présence d'un cycle de 5 carbones, ce sont des médiateur hormonal on en a identifié 16, certaine stimule la musculature lisse (muscles viscéraux), certains augmente la réaction inflamatoire d'autres interviennet dans les fausse couches. L'aspirine est un inhibiteur des prostaglandine est donc réduit la réaction inflamatoire. Autre exemple les leucotrienne.</text:p>
      <text:p text:style-name="P4"/>
      <text:p text:style-name="P4">II/Les triglycérides:</text:p>
      <text:p text:style-name="P4"/>
      <text:p text:style-name="P4">1/Structures:</text:p>
      <text:p text:style-name="P4">1)</text:p>
      <text:p text:style-name="P4"/>
      <text:p text:style-name="P4"/>
      <text:p text:style-name="P4"/>
      <text:p text:style-name="P4">Le glycérol comportant 3 fonctions alcool il peut etre estérifié par trois Acides. On peut fabriquer des monoglycérines (alpha béta et alpha') cela dépendra de la position des carbones. On va distiguer les TG et les DG homogènes (le meme acide gras est présent le même acide gras a estérifié le glycérol) pour les hétérogène ou mixte c'est lorsque que plusieurs acide gras.</text:p>
      <text:p text:style-name="P4">2°)</text:p>
      <text:p text:style-name="P4"/>
      <text:p text:style-name="P4"/>
      <text:p text:style-name="P4"/>
      <text:p text:style-name="P4"/>
      <text:p text:style-name="P4"/>
      <text:p text:style-name="P4">A cause de l'encombrement moléculaire il prend la forme d'un diapason.</text:p>
      <text:p text:style-name="P4"><text:soft-page-break/>2/Roles:</text:p>
      <text:p text:style-name="P4"/>
      <text:p text:style-name="P4">C'est la principale forme de réserve lipidique de l'organisme, c'est une réserve d'énergie. Ils sont stockés dans le tissu adipeux, ils sont emagazinés dans les cellules adipeuse.</text:p>
      <text:p text:style-name="P4"/>
      <text:p text:style-name="P4">3/Propriétés:</text:p>
      <text:p text:style-name="P4"/>
      <text:p text:style-name="P4">-chimiques:</text:p>
      <text:p text:style-name="P4">ils ont les memes propriétés quer les acides gras insaturée et ils possèdent une propriété spécifique la saponification.</text:p>
      <text:p text:style-name="P4">3°</text:p>
      <text:p text:style-name="P4"/>
      <text:p text:style-name="P4"/>
      <text:p text:style-name="P4"/>
      <text:p text:style-name="P4">Hydrolyse:</text:p>
      <text:p text:style-name="P4">Il peuvent être hydrolyser chimiquement et enzymatiquement ce sont des lipases</text:p>
      <text:p text:style-name="P4">4)</text:p>
      <text:p text:style-name="P4"/>
      <text:p text:style-name="P4"/>
      <text:p text:style-name="P4"/>
      <text:p text:style-name="P4">III/Les phopholipides:</text:p>
      <text:p text:style-name="P4"/>
      <text:p text:style-name="P4">1/Les glycérophospholipides:</text:p>
      <text:p text:style-name="P4"/>
      <text:p text:style-name="P4"><text:tab/>1.1/Structure:</text:p>
      <text:p text:style-name="P4"/>
      <text:p text:style-name="P4">Ils dérivent des acides phosphatidiques. C'est du glycérol qui est estérifié sur les deux premier carbone par des acides gras.Et le troisième est estérifié par un groupement phosphate.</text:p>
      <text:p text:style-name="P4">5)</text:p>
      <text:p text:style-name="P4"/>
      <text:p text:style-name="P4"/>
      <text:p text:style-name="P4"/>
      <text:p text:style-name="P4">En fonction de X on distingue 6 familles de glycérophospholipides voir poly. Ils ont une structure dans l'esace spécial avec une tete hydrophyle où on retrouve X, le groupement phosphate te des liaisons esters. On reconnaît l'insaturé grace à le liaison qui fait le coude.</text:p>
      <text:p text:style-name="P4"><text:tab/></text:p>
      <text:p text:style-name="P4"><text:tab/>1.2/Propriété:</text:p>
      <text:p text:style-name="P4"/>
      <text:p text:style-name="P4">Meme propriété que les acides grtas mais comme ils sont amphiphile ils font former une couche en surface? En fonction de la concentration ils peuvent former des mycéles ou des liposomes et les phospholipides peuvent même former des bicouches.</text:p>
      <text:p text:style-name="P4">Les phospholipides peuvent etre hydrolisé par des phosholipases A1, A2 C,D.</text:p>
      <text:p text:style-name="P4"/>
      <text:p text:style-name="P4"><text:tab/>1.3/Le rôle:</text:p>
      <text:p text:style-name="P4"/>
      <text:p text:style-name="P4">Principaux constituants des membranes biologiques, les glycérophospholipide jouent un rôle de second messager. Les hormones permettent de communiquer entre les cellule, les homorme lipidiqune peuvent traferser la membrane, les peptique ne le peuvent pas on a donc des messagers secondaires qui activent la protéine G manque des trucs important. <text:s/>Ce sont eux que l'on appelle des seconds messgers c'est grace à eux que le message va etre transmis l'IP3 va libérer du calcium le DAG va activer une protéine kinase qui va phosphoriler une protéine cible</text:p>
      <text:p text:style-name="P4"/>
      <text:p text:style-name="P4"><text:soft-page-break/>Les spingolipides dérive de spingosine et céramine qui dérivent toutes les deux du glycérol, ;;;;;;;;;;;;;;;;;; dans la spingozine la fonction alcool. Ils dependent du substituant en position 3 voir tableau. Les spingomiéline c'est un constituant de la mieline qui entoure les axones des neurones donc un rôle d'isolant. Les monosavharide en position sécédosine que l'on retrouve au niveau du systéme nerveux on peut aussi avoir un oligosacharides pouvant faire jusqu'à 2 sous unité. La céramide est estérifiée sur la troisième fonction alcool et on obtient des ganglyocine.</text:p>
      <text:p text:style-name="P4"/>
      <text:p text:style-name="P4">3.Les phospholipides dans les membranes bilogiques:</text:p>
      <text:p text:style-name="P4"/>
      <text:p text:style-name="P4">Les phospholipides osnt des molécukes amphiphyle elles ont un pole hydrophyle tete polaire le pole hydrophobe ou queue non polaire et constituée de 2 chaines d'acides gras. L'encombrement stérique, la tête hydrophyle prend moins de place que la partie hydrophobe et la tete est chargée la taille plus la ptaille engendre l'organoisation spécifique des phosholipides. En mileu aqueux les phospholipides vont prendre différent niveaux d'organisation,le premier niveau ils vont se mattre en surface au bout de la concentration ils s'organisent en mycéle, si on augmente la C on obtient des liposome organisation bicouche circulaire. Cette bicouche n'est pas très interressante car elle est intable car elle est constituée que de phospholipides, et surtout un bicouche exclusivement phospholipidique ne permet aucun échange. Seul les gaz et les petites molécules hydrophobes pourraient trvaerser une telle membrane. Cette bicouche n'est pas compatible avec la vie. Car les échanges sont très limités. Pour stabilisé la bicouche on ajoute des protéines membranaires qui vont permettre les échanges. On va trouver des trans protéines, et des protéine périphériques internes et externes. On peut trouver d'autres éléments et notament du cholestérol que l'on retrouve au niveau desmembranes plamique et qui permet de renforcer ces membraes. On peut retrouver des glucides grévé aux lipides et au protéines ce qui constitué le cell-coat.</text:p>
      <text:p text:style-name="P4"/>
      <text:p text:style-name="P4">4/Les cérides:</text:p>
      <text:p text:style-name="P4"/>
      <text:p text:style-name="P4">Ces sont des esters d'acides gras et d'alcool gras. Un alcool gras a une fonction alccol et un longue chaine aliphatique. Elles ont assez abondantes dans la nature, dans les les cires animales et végétales, par exemple dans le blanc de baleine (palmitate de cétyle).</text:p>
      <text:p text:style-name="P4"/>
      <text:p text:style-name="P4">5/Les isoprénoides:</text:p>
      <text:p text:style-name="P4"/>
      <text:p text:style-name="P4">Ils dérivent tous de l'isoprene, c'est une molécule naturelle que l'on retrouve dans le caoutchoiuc naturel mais évidement aussi chimiquement.On peut fabriquer 2 catégorie.</text:p>
      <text:p text:style-name="P4"/>
      <text:p text:style-name="P4"><text:tab/>1-Les terpènes et dérivés:</text:p>
      <text:p text:style-name="P4"/>
      <text:p text:style-name="P4">Il suffit d'associer 2 molécules d'isoprene ex: le limonene et citronellol. On a aussi des dérivés comme les serpiterpenes pas a apprendre on en retrouve chez les végétaux et chez les insectes.</text:p>
      <text:p text:style-name="P4"/>
      <text:p text:style-name="P4"/>
      <text:p text:style-name="P4"/>
      <text:p text:style-name="P4"/>
      <text:p text:style-name="P4"/>
      <text:p text:style-name="P4"/>
      <text:p text:style-name="P4"/>
      <text:p text:style-name="P4">6/Les stéroides:</text:p>
      <text:p text:style-name="P4"/>
      <text:p text:style-name="P4">Les stéroles on retrouve le cholestérol et l'ergestérol qui sont presque identiques avec 4 cycles carbonés sur le cycle D on a une chaine carboné gréve qui est saturé sur le cholestérol et insaturée sur l'ergostérol ceq molécules sont extremement hydrophobes sur le cycle A on trouve une fonction <text:soft-page-break/>hydrophile OH très petite. Ce qui fait que malgrés tout ce cholestérol peut s'intégrer dans la memebrane par ce petit pole. Le cholestérol peut etre estérifier pour obtenir des stérols. L'ergostérol est l'equivalent du cholestérol chez les bégétaux. Il a de nombreuux roles fnctionnel il est a la base de la fabrication d'un grand nombre de molécule, c'est le précurseur des sel billiares c'est le précurseurs de toutes les hormones stéroidienne. Les sels billiares sont les constituant de la bile fabriquées dans le foie cette bille est secrétée au niveau de la digestion. La bille grace au sels billiare facilite la digestion des lipides car ils ont un pouvoir emulsifiant. Pour fabriquer la vitamine D il faut du soleil. </text:p>
      <text:p text:style-name="P4">Dans les hormones stéroidienne on a les hormones sexuelle et le hormones torticoïdes. La testostérones est majorita<text:tab/>irement masculine. Chez les femmes on retrouve les oetrogene et la progestérone. Les hormones torticoides ont fabriquer par des glandes .</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in margier</meta:initial-creator>
    <meta:creation-date>2011-04-18T08:32:17</meta:creation-date>
    <dc:date>2011-05-09T09:18:03</dc:date>
    <dc:creator>robin margier</dc:creator>
    <meta:editing-duration>PT02H47M27S</meta:editing-duration>
    <meta:editing-cycles>3</meta:editing-cycles>
    <meta:generator>OpenOffice.org/3.2$Unix OpenOffice.org_project/320m18$Build-9502</meta:generator>
    <meta:document-statistic meta:table-count="0" meta:image-count="0" meta:object-count="0" meta:page-count="5" meta:paragraph-count="74" meta:word-count="1777" meta:character-count="11433"/>
  </office:meta>
</office:document-meta>
</file>